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44b01" officeooo:paragraph-rsid="00144b01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45eb" officeooo:paragraph-rsid="001b45eb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bdf1f" officeooo:paragraph-rsid="001bdf1f" style:font-weight-asian="bold" style:font-weight-complex="bold"/>
    </style:style>
    <style:style style:name="P4" style:family="paragraph" style:parent-style-name="Standard">
      <style:text-properties fo:language="en" fo:country="US" officeooo:rsid="0015a54b" officeooo:paragraph-rsid="0015a54b"/>
    </style:style>
    <style:style style:name="P5" style:family="paragraph" style:parent-style-name="Standard">
      <style:text-properties fo:language="en" fo:country="US" officeooo:rsid="0020a9c5" officeooo:paragraph-rsid="0020a9c5"/>
    </style:style>
    <style:style style:name="P6" style:family="paragraph" style:parent-style-name="Standard">
      <style:text-properties officeooo:paragraph-rsid="00144b01"/>
    </style:style>
    <style:style style:name="P7" style:family="paragraph" style:parent-style-name="Standard">
      <style:text-properties officeooo:paragraph-rsid="001b45eb"/>
    </style:style>
    <style:style style:name="P8" style:family="paragraph" style:parent-style-name="Standard">
      <style:text-properties officeooo:paragraph-rsid="001d56ec"/>
    </style:style>
    <style:style style:name="P9" style:family="paragraph" style:parent-style-name="Standard">
      <style:text-properties officeooo:rsid="001e082a" officeooo:paragraph-rsid="001e082a"/>
    </style:style>
    <style:style style:name="P10" style:family="paragraph" style:parent-style-name="Standard">
      <style:text-properties officeooo:paragraph-rsid="001eb5d6"/>
    </style:style>
    <style:style style:name="P11" style:family="paragraph" style:parent-style-name="Standard">
      <style:text-properties officeooo:paragraph-rsid="002013b7"/>
    </style:style>
    <style:style style:name="P12" style:family="paragraph" style:parent-style-name="Standard">
      <style:text-properties officeooo:paragraph-rsid="0025ff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45eb" style:font-weight-asian="normal" style:font-weight-complex="normal"/>
    </style:style>
    <style:style style:name="T4" style:family="text">
      <style:text-properties fo:font-weight="normal" officeooo:rsid="001bdf1f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44b01" style:font-weight-asian="normal" style:font-weight-complex="normal"/>
    </style:style>
    <style:style style:name="T7" style:family="text">
      <style:text-properties fo:language="en" fo:country="US" fo:font-weight="normal" officeooo:rsid="0015a54b" style:font-weight-asian="normal" style:font-weight-complex="normal"/>
    </style:style>
    <style:style style:name="T8" style:family="text">
      <style:text-properties fo:language="en" fo:country="US" fo:font-weight="normal" officeooo:rsid="00177b89" style:font-weight-asian="normal" style:font-weight-complex="normal"/>
    </style:style>
    <style:style style:name="T9" style:family="text">
      <style:text-properties fo:language="en" fo:country="US" fo:font-weight="normal" officeooo:rsid="001b45eb" style:font-weight-asian="normal" style:font-weight-complex="normal"/>
    </style:style>
    <style:style style:name="T10" style:family="text">
      <style:text-properties fo:language="en" fo:country="US" fo:font-weight="normal" officeooo:rsid="001d56ec" style:font-weight-asian="normal" style:font-weight-complex="normal"/>
    </style:style>
    <style:style style:name="T11" style:family="text">
      <style:text-properties fo:language="en" fo:country="US" fo:font-weight="normal" officeooo:rsid="001e082a" style:font-weight-asian="normal" style:font-weight-complex="normal"/>
    </style:style>
    <style:style style:name="T12" style:family="text">
      <style:text-properties fo:language="en" fo:country="US" fo:font-weight="normal" officeooo:rsid="001eb5d6" style:font-weight-asian="normal" style:font-weight-complex="normal"/>
    </style:style>
    <style:style style:name="T13" style:family="text">
      <style:text-properties fo:language="en" fo:country="US" fo:font-weight="normal" officeooo:rsid="001ee735" style:font-weight-asian="normal" style:font-weight-complex="normal"/>
    </style:style>
    <style:style style:name="T14" style:family="text">
      <style:text-properties fo:language="en" fo:country="US" fo:font-weight="bold" officeooo:rsid="0015a54b" style:font-weight-asian="bold" style:font-weight-complex="bold"/>
    </style:style>
    <style:style style:name="T15" style:family="text">
      <style:text-properties fo:language="en" fo:country="US" fo:font-weight="bold" officeooo:rsid="001b45eb" style:font-weight-asian="bold" style:font-weight-complex="bold"/>
    </style:style>
    <style:style style:name="T16" style:family="text">
      <style:text-properties fo:language="en" fo:country="US" fo:font-weight="bold" officeooo:rsid="00144b01" style:font-weight-asian="bold" style:font-weight-complex="bold"/>
    </style:style>
    <style:style style:name="T17" style:family="text">
      <style:text-properties fo:language="en" fo:country="US" fo:font-weight="bold" officeooo:rsid="001d56ec" style:font-weight-asian="bold" style:font-weight-complex="bold"/>
    </style:style>
    <style:style style:name="T18" style:family="text">
      <style:text-properties fo:language="en" fo:country="US" fo:font-weight="bold" officeooo:rsid="001eb5d6" style:font-weight-asian="bold" style:font-weight-complex="bold"/>
    </style:style>
    <style:style style:name="T19" style:family="text">
      <style:text-properties fo:language="en" fo:country="US" fo:font-weight="bold" officeooo:rsid="002013b7" style:font-weight-asian="bold" style:font-weight-complex="bold"/>
    </style:style>
    <style:style style:name="T20" style:family="text">
      <style:text-properties fo:language="en" fo:country="US" fo:font-weight="bold" officeooo:rsid="00246885" style:font-weight-asian="bold" style:font-weight-complex="bold"/>
    </style:style>
    <style:style style:name="T21" style:family="text">
      <style:text-properties fo:language="en" fo:country="US" officeooo:rsid="002013b7"/>
    </style:style>
    <style:style style:name="T22" style:family="text">
      <style:text-properties fo:language="en" fo:country="US" officeooo:rsid="00246885"/>
    </style:style>
    <style:style style:name="T23" style:family="text">
      <style:text-properties fo:language="en" fo:country="US" officeooo:rsid="0024e716"/>
    </style:style>
    <style:style style:name="T24" style:family="text">
      <style:text-properties fo:language="uk" fo:country="UA" fo:font-weight="bold" officeooo:rsid="0015a54b" style:font-weight-asian="bold" style:font-weight-complex="bold"/>
    </style:style>
    <style:style style:name="T25" style:family="text">
      <style:text-properties officeooo:rsid="0021716f"/>
    </style:style>
    <style:style style:name="T26" style:family="text">
      <style:text-properties officeooo:rsid="002359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5">Question </text:span><text:span text:style-name="T1">1.</text:span> What is an authentication? How it differs from authorisation?</text:p>
      <text:p text:style-name="Standard">Answer: </text:p>
      <text:p text:style-name="Standard"><text:span text:style-name="T1"/></text:p>
      <text:p text:style-name="Standard"><text:span text:style-name="T1">Authentication</text:span> is the proccess to verify a user by it's access credentials.</text:p>
      <text:p text:style-name="Standard">Authentication has different ways to implement:</text:p>
      <text:p text:style-name="Standard">1) login/e-mail and password - classical and most older way;</text:p>
      <text:p text:style-name="Standard">2) using smartphone(mobileID) or using bankID(bank account);</text:p>
      <text:p text:style-name="Standard">3) using tokens(special mobile applications);</text:p>
      <text:p text:style-name="Standard">4) physical authentication devices(Digipass, eToken);</text:p>
      <text:p text:style-name="Standard">5) smartID.</text:p>
      <text:p text:style-name="Standard"/>
      <text:p text:style-name="P1">Authorisation <text:span text:style-name="T2">is the process to guarantee access to particular part of an application <text:line-break/>or particular modules in the application. A user can’t use the application without successful <text:line-break/>authorisation. Authentication and authorisation always work together in software development industry nowadays.</text:span></text:p>
      <text:p text:style-name="P1"><text:span text:style-name="T2">------------------------------------------------------------------------------------------------------------</text:span></text:p>
      <text:p text:style-name="P6"><text:span text:style-name="T15">Question </text:span><text:span text:style-name="T16">2</text:span><text:span text:style-name="T6">. </text:span><text:span text:style-name="T7">W</text:span><text:span text:style-name="T2">hat are and what are not sensitive payment data?</text:span></text:p>
      <text:p text:style-name="P4"><text:span text:style-name="T2">Answer: </text:span></text:p>
      <text:p text:style-name="P4"><text:span text:style-name="T2"/></text:p>
      <text:p text:style-name="P7"><text:span text:style-name="T14">Sensitive payment data: </text:span><text:span text:style-name="T7">card number, validation date, CVV, CVC2, OTP, Fingerprint data<text:line-break/></text:span><text:span text:style-name="T14">Non-sensitive payment data</text:span><text:span text:style-name="T24">: </text:span><text:span text:style-name="T7">number of accounts(IBAN), Sum of transaction, description of payments, </text:span><text:span text:style-name="T8">date and time of payment.<text:line-break/>--------------------------------------------------------------------------------------------------------------<text:line-break/></text:span><text:span text:style-name="T15">Question 3</text:span><text:span text:style-name="T9">. P</text:span><text:span text:style-name="T3">ls., list all types of SCA attributes and how many of them are needed to be combined so that e service is being considered to have SCA? </text:span><text:span text:style-name="T7"><text:s/></text:span></text:p>
      <text:p text:style-name="P2"><text:span text:style-name="T2">Answer: <text:line-break/><text:line-break/></text:span><text:span text:style-name="T4">1) PIN;</text:span></text:p>
      <text:p text:style-name="P3"><text:span text:style-name="T2">2) Device (smartphone);</text:span></text:p>
      <text:p text:style-name="P3"><text:span text:style-name="T2">3) Fingerprint</text:span></text:p>
      <text:p text:style-name="P3"><text:span text:style-name="T2">---------------------------------------------------------------------------------------------------------------------</text:span></text:p>
      <text:p text:style-name="P8"><text:span text:style-name="T17">Question 4</text:span><text:span text:style-name="T10">. </text:span><text:span text:style-name="T2">For what kind of transactions SCA is required based on PSD 2? </text:span><text:span text:style-name="T10"><text:line-break/></text:span><text:span text:style-name="T11">Answer:</text:span></text:p>
      <text:p text:style-name="P8"><text:span text:style-name="T11"/></text:p>
      <text:p text:style-name="P9"><text:span text:style-name="T5">SCA required for transactions within remote banking systems(e-banking) for ensure <text:line-break/>that a transaction was created by account’s owner and he could confirm the transaction by OTP or fingerprint.</text:span></text:p>
      <text:p text:style-name="P9"><text:span text:style-name="T5">-------------------------------------------------------------------------------------------------------------------</text:span></text:p>
      <text:p text:style-name="P10"><text:span text:style-name="T18">Question 5</text:span><text:span text:style-name="T12">. </text:span><text:span text:style-name="T13">H</text:span><text:span text:style-name="T5">ow shall information be transferred over internet based on PSD2? <text:line-break/></text:span><text:span text:style-name="T13">Answer: only encrypted and certificate for keys must be issued by trusted certificate centers.</text:span></text:p>
      <text:p text:style-name="Standard">-----------------------------------------------------------------------------------------------------------------</text:p>
      <text:p text:style-name="P11"><text:span text:style-name="T19">Question 6</text:span><text:span text:style-name="T21">. </text:span>What is considered under Segregation if we speak about PSD2 and SCA? </text:p>
      <text:p text:style-name="P5">Answer: <text:span text:style-name="T25">It is about payment and information about payment(metadata). It should be separated each other. Every customer don’t have to worried about ways how to make a payment. Within mobile application or bank’s web-site. </text:span><text:span text:style-name="T26">Every way must require SCA for make payments or simple check your balance in e-bank application.</text:span></text:p>
      <text:p text:style-name="P5">-----------------------------------------------------------------------------------------------------------</text:p>
      <text:p text:style-name="P12"><text:span text:style-name="T20">Question 7.</text:span><text:span text:style-name="T22"> </text:span>What is considered under Independence of the elements if we speak about PSD2 and SCA? <text:line-break/><text:span text:style-name="T22">Answer: <text:s/>Monitoring devices which used to authentication is mandatory nowadays.</text:span></text:p>
      <text:p text:style-name="P12"><text:span text:style-name="T22">Systems which work with money transfer have to store data about owner’s account device and send notifications or any other messages about changes device after successful authentication, but before </text:span><text:soft-page-break/><text:span text:style-name="T22">authorise user. For example, Google won’t allow you to check new e-mails in your Gmail account when you don’t confirm that you have logged within another device which also belongs to you.</text:span><text:span text:style-name="T23">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3T23:18:32.604000000</dc:date>
    <meta:editing-duration>PT38M11S</meta:editing-duration>
    <meta:editing-cycles>19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8" meta:word-count="403" meta:character-count="3290" meta:non-whitespace-character-count="2899"/>
  </office:meta>
</office:document-meta>
</file>